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24-09-18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78064" calcext:value-type="float">
            <text:p>185.6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23-09-2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7728" calcext:value-type="float">
            <text:p>183.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22-09-2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00296" calcext:value-type="float">
            <text:p>182.20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21-09-15 0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05408" calcext:value-type="float">
            <text:p>178.90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8024" calcext:value-type="float">
            <text:p>177.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92" calcext:value-type="float">
            <text:p>176.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744" calcext:value-type="float">
            <text:p>176.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3432" calcext:value-type="float">
            <text:p>175.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0112" calcext:value-type="float">
            <text:p>176.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4872" calcext:value-type="float">
            <text:p>176.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28464" calcext:value-type="float">
            <text:p>174.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3456" calcext:value-type="float">
            <text:p>174.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1136" calcext:value-type="float">
            <text:p>174.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40656" calcext:value-type="float">
            <text:p>174.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74" calcext:value-type="float">
            <text:p>172.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884" calcext:value-type="float">
            <text:p>173.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58304" calcext:value-type="float">
            <text:p>172.3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8256" calcext:value-type="float">
            <text:p>172.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35344" calcext:value-type="float">
            <text:p>171.5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1264" calcext:value-type="float">
            <text:p>169.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7548" calcext:value-type="float">
            <text:p>169.5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64" calcext:value-type="float">
            <text:p>169.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34432" calcext:value-type="float">
            <text:p>170.3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8008" calcext:value-type="float">
            <text:p>168.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34944" calcext:value-type="float">
            <text:p>168.3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6296" calcext:value-type="float">
            <text:p>168.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032" calcext:value-type="float">
            <text:p>166.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1704" calcext:value-type="float">
            <text:p>166.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2936" calcext:value-type="float">
            <text:p>166.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9784" calcext:value-type="float">
            <text:p>165.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636" calcext:value-type="float">
            <text:p>165.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072" calcext:value-type="float">
            <text:p>165.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8176" calcext:value-type="float">
            <text:p>166.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22608" calcext:value-type="float">
            <text:p>164.1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144" calcext:value-type="float">
            <text:p>163.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6096" calcext:value-type="float">
            <text:p>163.8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6952" calcext:value-type="float">
            <text:p>163.8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94008" calcext:value-type="float">
            <text:p>163.8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952" calcext:value-type="float">
            <text:p>163.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0376" calcext:value-type="float">
            <text:p>163.7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17808" calcext:value-type="float">
            <text:p>163.8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2192" calcext:value-type="float">
            <text:p>163.8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904" calcext:value-type="float">
            <text:p>163.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87328" calcext:value-type="float">
            <text:p>163.7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8184" calcext:value-type="float">
            <text:p>163.7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6848" calcext:value-type="float">
            <text:p>163.7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904" calcext:value-type="float">
            <text:p>163.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5992" calcext:value-type="float">
            <text:p>163.7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87328" calcext:value-type="float">
            <text:p>163.7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5616" calcext:value-type="float">
            <text:p>163.8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0856" calcext:value-type="float">
            <text:p>163.8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38" calcext:value-type="float">
            <text:p>163.7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2088" calcext:value-type="float">
            <text:p>163.7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1128" calcext:value-type="float">
            <text:p>163.7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6368" calcext:value-type="float">
            <text:p>163.7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9416" calcext:value-type="float">
            <text:p>163.7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7224" calcext:value-type="float">
            <text:p>163.7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3216" calcext:value-type="float">
            <text:p>163.6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6236" calcext:value-type="float">
            <text:p>163.6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3112" calcext:value-type="float">
            <text:p>163.5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616" calcext:value-type="float">
            <text:p>163.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3968" calcext:value-type="float">
            <text:p>163.5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7092" calcext:value-type="float">
            <text:p>163.5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1296" calcext:value-type="float">
            <text:p>163.5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8248" calcext:value-type="float">
            <text:p>163.5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2152" calcext:value-type="float">
            <text:p>163.5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61776" calcext:value-type="float">
            <text:p>163.5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7392" calcext:value-type="float">
            <text:p>163.5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1296" calcext:value-type="float">
            <text:p>163.5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19104" calcext:value-type="float">
            <text:p>163.5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9472" calcext:value-type="float">
            <text:p>163.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3384" calcext:value-type="float">
            <text:p>163.4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88624" calcext:value-type="float">
            <text:p>163.4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2152" calcext:value-type="float">
            <text:p>163.5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1296" calcext:value-type="float">
            <text:p>163.5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91672" calcext:value-type="float">
            <text:p>163.4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6536" calcext:value-type="float">
            <text:p>163.5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8352" calcext:value-type="float">
            <text:p>163.5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5568" calcext:value-type="float">
            <text:p>163.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5568" calcext:value-type="float">
            <text:p>163.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5304" calcext:value-type="float">
            <text:p>163.5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22736" calcext:value-type="float">
            <text:p>163.6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616" calcext:value-type="float">
            <text:p>163.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0996" calcext:value-type="float">
            <text:p>163.5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91672" calcext:value-type="float">
            <text:p>163.4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22736" calcext:value-type="float">
            <text:p>163.6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9208" calcext:value-type="float">
            <text:p>163.5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6536" calcext:value-type="float">
            <text:p>163.5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64824" calcext:value-type="float">
            <text:p>163.5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7392" calcext:value-type="float">
            <text:p>163.5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64824" calcext:value-type="float">
            <text:p>163.5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0064" calcext:value-type="float">
            <text:p>163.5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9208" calcext:value-type="float">
            <text:p>163.5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43488" calcext:value-type="float">
            <text:p>163.5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8352" calcext:value-type="float">
            <text:p>163.5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2256" calcext:value-type="float">
            <text:p>163.5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58728" calcext:value-type="float">
            <text:p>163.5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67872" calcext:value-type="float">
            <text:p>163.5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04448" calcext:value-type="float">
            <text:p>163.6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9208" calcext:value-type="float">
            <text:p>163.5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37976" calcext:value-type="float">
            <text:p>163.6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1692" calcext:value-type="float">
            <text:p>163.65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9312" calcext:value-type="float">
            <text:p>163.6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80648" calcext:value-type="float">
            <text:p>163.6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284" calcext:value-type="float">
            <text:p>163.6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1128" calcext:value-type="float">
            <text:p>163.7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65408" calcext:value-type="float">
            <text:p>163.6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3188" calcext:value-type="float">
            <text:p>163.6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28832" calcext:value-type="float">
            <text:p>163.6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28832" calcext:value-type="float">
            <text:p>163.6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37976" calcext:value-type="float">
            <text:p>163.6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3216" calcext:value-type="float">
            <text:p>163.6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4552" calcext:value-type="float">
            <text:p>163.6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76" calcext:value-type="float">
            <text:p>163.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3028" calcext:value-type="float">
            <text:p>163.673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86744" calcext:value-type="float">
            <text:p>163.6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04448" calcext:value-type="float">
            <text:p>163.6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22736" calcext:value-type="float">
            <text:p>163.6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65408" calcext:value-type="float">
            <text:p>163.6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22736" calcext:value-type="float">
            <text:p>163.6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714" calcext:value-type="float">
            <text:p>163.80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3904" calcext:value-type="float">
            <text:p>163.8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0856" calcext:value-type="float">
            <text:p>163.8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1336" calcext:value-type="float">
            <text:p>163.8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3048" calcext:value-type="float">
            <text:p>163.8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4488" calcext:value-type="float">
            <text:p>163.9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714" calcext:value-type="float">
            <text:p>163.80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9728" calcext:value-type="float">
            <text:p>163.9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9096" calcext:value-type="float">
            <text:p>163.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3152" calcext:value-type="float">
            <text:p>163.9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3152" calcext:value-type="float">
            <text:p>163.9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62" calcext:value-type="float">
            <text:p>163.9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0292" calcext:value-type="float">
            <text:p>163.88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3632" calcext:value-type="float">
            <text:p>163.9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8016" calcext:value-type="float">
            <text:p>163.9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18392" calcext:value-type="float">
            <text:p>163.9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4488" calcext:value-type="float">
            <text:p>163.9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9728" calcext:value-type="float">
            <text:p>163.9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0104" calcext:value-type="float">
            <text:p>163.9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4488" calcext:value-type="float">
            <text:p>163.9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3632" calcext:value-type="float">
            <text:p>163.9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3632" calcext:value-type="float">
            <text:p>163.9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4112" calcext:value-type="float">
            <text:p>163.9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8872" calcext:value-type="float">
            <text:p>163.9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1544" calcext:value-type="float">
            <text:p>163.9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8872" calcext:value-type="float">
            <text:p>163.9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8872" calcext:value-type="float">
            <text:p>163.9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668" calcext:value-type="float">
            <text:p>163.9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336" calcext:value-type="float">
            <text:p>164.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2776" calcext:value-type="float">
            <text:p>163.9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716" calcext:value-type="float">
            <text:p>163.9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2776" calcext:value-type="float">
            <text:p>163.9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192" calcext:value-type="float">
            <text:p>163.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1544" calcext:value-type="float">
            <text:p>163.9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4968" calcext:value-type="float">
            <text:p>163.9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13464" calcext:value-type="float">
            <text:p>164.1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10416" calcext:value-type="float">
            <text:p>164.1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5176" calcext:value-type="float">
            <text:p>164.0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2984" calcext:value-type="float">
            <text:p>164.0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22024" calcext:value-type="float">
            <text:p>164.0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9832" calcext:value-type="float">
            <text:p>164.0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34216" calcext:value-type="float">
            <text:p>164.0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441094116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34216" calcext:value-type="float">
            <text:p>164.0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51" meta:object-count="0"/>
    <meta:user-defined meta:name="AppVersion">3.0</meta:user-defined>
  </office:meta>
</office:document-meta>
</file>